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7de" officeooo:paragraph-rsid="000df7de"/>
    </style:style>
    <style:style style:name="P2" style:family="paragraph" style:parent-style-name="Standard">
      <style:text-properties officeooo:rsid="000df7de" officeooo:paragraph-rsid="000f4186"/>
    </style:style>
    <style:style style:name="P3" style:family="paragraph" style:parent-style-name="Standard">
      <style:paragraph-properties fo:break-before="page"/>
      <style:text-properties officeooo:rsid="000df7de" officeooo:paragraph-rsid="000f41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 !!!</text:p>
      <text:p text:style-name="P2">Hello World !!!</text:p>
      <text:p text:style-name="P2">Hello World !!!</text:p>
      <text:p text:style-name="P2">Hello World !!!</text:p>
      <text:p text:style-name="P2">Hello World !!!</text:p>
      <text:p text:style-name="P2">Hello World !!!</text:p>
      <text:p text:style-name="P2">Hello World !!!</text:p>
      <text:p text:style-name="P3">Hello World !!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6:19:06.650085739</meta:creation-date>
    <meta:generator>LibreOffice/7.3.7.2$Linux_X86_64 LibreOffice_project/30$Build-2</meta:generator>
    <dc:date>2024-01-17T16:49:18.767174196</dc:date>
    <meta:editing-duration>PT5M26S</meta:editing-duration>
    <meta:editing-cycles>2</meta:editing-cycles>
    <meta:document-statistic meta:table-count="0" meta:image-count="0" meta:object-count="0" meta:page-count="2" meta:paragraph-count="8" meta:word-count="24" meta:character-count="120" meta:non-whitespace-character-count="10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ShowMessage
    MsgBox "Hello, this is a test macro!", 64, "Test Macro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